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9" table:default-cell-style-name="Default"/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C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]/12)" office:value-type="float" office:value="0" calcext:value-type="float">
            <text:p>0</text:p>
          </table:table-cell>
          <table:table-cell table:formula="of:=MOD([.A1];12)" office:value-type="float" office:value="0" calcext:value-type="float">
            <text:p>0</text:p>
          </table:table-cell>
          <table:table-cell table:formula="of:=-5/12" office:value-type="float" office:value="-0.416666666666667" calcext:value-type="float">
            <text:p>-0.416666666666667</text:p>
          </table:table-cell>
          <table:table-cell office:value-type="float" office:value="-36" calcext:value-type="float">
            <text:p>-36</text:p>
          </table:table-cell>
          <table:table-cell table:formula="of:=[.H1]*[.$G$73]" office:value-type="float" office:value="-127" calcext:value-type="float">
            <text:p>-12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2]/12)" office:value-type="float" office:value="0" calcext:value-type="float">
            <text:p>0</text:p>
          </table:table-cell>
          <table:table-cell table:formula="of:=MOD([.A2];12)" office:value-type="float" office:value="1" calcext:value-type="float">
            <text:p>1</text:p>
          </table:table-cell>
          <table:table-cell/>
          <table:table-cell office:value-type="float" office:value="-35" calcext:value-type="float">
            <text:p>-35</text:p>
          </table:table-cell>
          <table:table-cell table:formula="of:=[.H2]*[.$G$73]" office:value-type="float" office:value="-123.472222222222" calcext:value-type="float">
            <text:p>-123.47222222222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D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3]/12)" office:value-type="float" office:value="0" calcext:value-type="float">
            <text:p>0</text:p>
          </table:table-cell>
          <table:table-cell table:formula="of:=MOD([.A3];12)" office:value-type="float" office:value="2" calcext:value-type="float">
            <text:p>2</text:p>
          </table:table-cell>
          <table:table-cell/>
          <table:table-cell office:value-type="float" office:value="-34" calcext:value-type="float">
            <text:p>-34</text:p>
          </table:table-cell>
          <table:table-cell table:formula="of:=[.H3]*[.$G$73]" office:value-type="float" office:value="-119.944444444444" calcext:value-type="float">
            <text:p>-119.94444444444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D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4]/12)" office:value-type="float" office:value="0" calcext:value-type="float">
            <text:p>0</text:p>
          </table:table-cell>
          <table:table-cell table:formula="of:=MOD([.A4];12)" office:value-type="float" office:value="3" calcext:value-type="float">
            <text:p>3</text:p>
          </table:table-cell>
          <table:table-cell/>
          <table:table-cell office:value-type="float" office:value="-33" calcext:value-type="float">
            <text:p>-33</text:p>
          </table:table-cell>
          <table:table-cell table:formula="of:=[.H4]*[.$G$73]" office:value-type="float" office:value="-116.416666666667" calcext:value-type="float">
            <text:p>-116.4166666666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5]/12)" office:value-type="float" office:value="0" calcext:value-type="float">
            <text:p>0</text:p>
          </table:table-cell>
          <table:table-cell table:formula="of:=MOD([.A5];12)" office:value-type="float" office:value="4" calcext:value-type="float">
            <text:p>4</text:p>
          </table:table-cell>
          <table:table-cell/>
          <table:table-cell office:value-type="float" office:value="-32" calcext:value-type="float">
            <text:p>-32</text:p>
          </table:table-cell>
          <table:table-cell table:formula="of:=[.H5]*[.$G$73]" office:value-type="float" office:value="-112.888888888889" calcext:value-type="float">
            <text:p>-112.88888888888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F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6]/12)" office:value-type="float" office:value="0" calcext:value-type="float">
            <text:p>0</text:p>
          </table:table-cell>
          <table:table-cell table:formula="of:=MOD([.A6];12)" office:value-type="float" office:value="5" calcext:value-type="float">
            <text:p>5</text:p>
          </table:table-cell>
          <table:table-cell/>
          <table:table-cell office:value-type="float" office:value="-31" calcext:value-type="float">
            <text:p>-31</text:p>
          </table:table-cell>
          <table:table-cell table:formula="of:=[.H6]*[.$G$73]" office:value-type="float" office:value="-109.361111111111" calcext:value-type="float">
            <text:p>-109.36111111111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F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7]/12)" office:value-type="float" office:value="0" calcext:value-type="float">
            <text:p>0</text:p>
          </table:table-cell>
          <table:table-cell table:formula="of:=MOD([.A7];12)" office:value-type="float" office:value="6" calcext:value-type="float">
            <text:p>6</text:p>
          </table:table-cell>
          <table:table-cell/>
          <table:table-cell office:value-type="float" office:value="-30" calcext:value-type="float">
            <text:p>-30</text:p>
          </table:table-cell>
          <table:table-cell table:formula="of:=[.H7]*[.$G$73]" office:value-type="float" office:value="-105.833333333333" calcext:value-type="float">
            <text:p>-105.83333333333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G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8]/12)" office:value-type="float" office:value="0" calcext:value-type="float">
            <text:p>0</text:p>
          </table:table-cell>
          <table:table-cell table:formula="of:=MOD([.A8];12)" office:value-type="float" office:value="7" calcext:value-type="float">
            <text:p>7</text:p>
          </table:table-cell>
          <table:table-cell/>
          <table:table-cell office:value-type="float" office:value="-29" calcext:value-type="float">
            <text:p>-29</text:p>
          </table:table-cell>
          <table:table-cell table:formula="of:=[.H8]*[.$G$73]" office:value-type="float" office:value="-102.305555555556" calcext:value-type="float">
            <text:p>-102.30555555555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G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9]/12)" office:value-type="float" office:value="0" calcext:value-type="float">
            <text:p>0</text:p>
          </table:table-cell>
          <table:table-cell table:formula="of:=MOD([.A9];12)" office:value-type="float" office:value="8" calcext:value-type="float">
            <text:p>8</text:p>
          </table:table-cell>
          <table:table-cell/>
          <table:table-cell office:value-type="float" office:value="-28" calcext:value-type="float">
            <text:p>-28</text:p>
          </table:table-cell>
          <table:table-cell table:formula="of:=[.H9]*[.$G$73]" office:value-type="float" office:value="-98.7777777777778" calcext:value-type="float">
            <text:p>-98.777777777777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0]/12)" office:value-type="float" office:value="0" calcext:value-type="float">
            <text:p>0</text:p>
          </table:table-cell>
          <table:table-cell table:formula="of:=MOD([.A10];12)" office:value-type="float" office:value="9" calcext:value-type="float">
            <text:p>9</text:p>
          </table:table-cell>
          <table:table-cell/>
          <table:table-cell office:value-type="float" office:value="-27" calcext:value-type="float">
            <text:p>-27</text:p>
          </table:table-cell>
          <table:table-cell table:formula="of:=[.H10]*[.$G$73]" office:value-type="float" office:value="-95.25" calcext:value-type="float">
            <text:p>-95.25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A#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1]/12)" office:value-type="float" office:value="0" calcext:value-type="float">
            <text:p>0</text:p>
          </table:table-cell>
          <table:table-cell table:formula="of:=MOD([.A11];12)" office:value-type="float" office:value="10" calcext:value-type="float">
            <text:p>10</text:p>
          </table:table-cell>
          <table:table-cell/>
          <table:table-cell office:value-type="float" office:value="-26" calcext:value-type="float">
            <text:p>-26</text:p>
          </table:table-cell>
          <table:table-cell table:formula="of:=[.H11]*[.$G$73]" office:value-type="float" office:value="-91.7222222222222" calcext:value-type="float">
            <text:p>-91.7222222222222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B</text:p>
          </table:table-cell>
          <table:table-cell office:value-type="float" office:value="-2" calcext:value-type="float">
            <text:p>-2</text:p>
          </table:table-cell>
          <table:table-cell/>
          <table:table-cell table:formula="of:=TRUNC([.A12]/12)" office:value-type="float" office:value="0" calcext:value-type="float">
            <text:p>0</text:p>
          </table:table-cell>
          <table:table-cell table:formula="of:=MOD([.A12];12)" office:value-type="float" office:value="11" calcext:value-type="float">
            <text:p>11</text:p>
          </table:table-cell>
          <table:table-cell/>
          <table:table-cell office:value-type="float" office:value="-25" calcext:value-type="float">
            <text:p>-25</text:p>
          </table:table-cell>
          <table:table-cell table:formula="of:=[.H12]*[.$G$73]" office:value-type="float" office:value="-88.1944444444444" calcext:value-type="float">
            <text:p>-88.1944444444444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C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3]/12)" office:value-type="float" office:value="1" calcext:value-type="float">
            <text:p>1</text:p>
          </table:table-cell>
          <table:table-cell table:formula="of:=MOD([.A13];12)" office:value-type="float" office:value="0" calcext:value-type="float">
            <text:p>0</text:p>
          </table:table-cell>
          <table:table-cell/>
          <table:table-cell office:value-type="float" office:value="-24" calcext:value-type="float">
            <text:p>-24</text:p>
          </table:table-cell>
          <table:table-cell table:formula="of:=[.H13]*[.$G$73]" office:value-type="float" office:value="-84.6666666666667" calcext:value-type="float">
            <text:p>-84.6666666666667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C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4]/12)" office:value-type="float" office:value="1" calcext:value-type="float">
            <text:p>1</text:p>
          </table:table-cell>
          <table:table-cell table:number-columns-repeated="2"/>
          <table:table-cell office:value-type="float" office:value="-23" calcext:value-type="float">
            <text:p>-23</text:p>
          </table:table-cell>
          <table:table-cell table:formula="of:=[.H14]*[.$G$73]" office:value-type="float" office:value="-81.1388888888889" calcext:value-type="float">
            <text:p>-81.1388888888889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D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5]/12)" office:value-type="float" office:value="1" calcext:value-type="float">
            <text:p>1</text:p>
          </table:table-cell>
          <table:table-cell table:number-columns-repeated="2"/>
          <table:table-cell office:value-type="float" office:value="-22" calcext:value-type="float">
            <text:p>-22</text:p>
          </table:table-cell>
          <table:table-cell table:formula="of:=[.H15]*[.$G$73]" office:value-type="float" office:value="-77.6111111111111" calcext:value-type="float">
            <text:p>-77.6111111111111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D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6]/12)" office:value-type="float" office:value="1" calcext:value-type="float">
            <text:p>1</text:p>
          </table:table-cell>
          <table:table-cell table:number-columns-repeated="2"/>
          <table:table-cell office:value-type="float" office:value="-21" calcext:value-type="float">
            <text:p>-21</text:p>
          </table:table-cell>
          <table:table-cell table:formula="of:=[.H16]*[.$G$73]" office:value-type="float" office:value="-74.0833333333333" calcext:value-type="float">
            <text:p>-74.083333333333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string" calcext:value-type="string">
            <text:p>E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7]/12)" office:value-type="float" office:value="1" calcext:value-type="float">
            <text:p>1</text:p>
          </table:table-cell>
          <table:table-cell table:number-columns-repeated="2"/>
          <table:table-cell office:value-type="float" office:value="-20" calcext:value-type="float">
            <text:p>-20</text:p>
          </table:table-cell>
          <table:table-cell table:formula="of:=[.H17]*[.$G$73]" office:value-type="float" office:value="-70.5555555555556" calcext:value-type="float">
            <text:p>-70.555555555555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string" calcext:value-type="string">
            <text:p>F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8]/12)" office:value-type="float" office:value="1" calcext:value-type="float">
            <text:p>1</text:p>
          </table:table-cell>
          <table:table-cell table:number-columns-repeated="2"/>
          <table:table-cell office:value-type="float" office:value="-19" calcext:value-type="float">
            <text:p>-19</text:p>
          </table:table-cell>
          <table:table-cell table:formula="of:=[.H18]*[.$G$73]" office:value-type="float" office:value="-67.0277777777778" calcext:value-type="float">
            <text:p>-67.0277777777778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string" calcext:value-type="string">
            <text:p>F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19]/12)" office:value-type="float" office:value="1" calcext:value-type="float">
            <text:p>1</text:p>
          </table:table-cell>
          <table:table-cell table:number-columns-repeated="2"/>
          <table:table-cell office:value-type="float" office:value="-18" calcext:value-type="float">
            <text:p>-18</text:p>
          </table:table-cell>
          <table:table-cell table:formula="of:=[.H19]*[.$G$73]" office:value-type="float" office:value="-63.5" calcext:value-type="float">
            <text:p>-63.5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string" calcext:value-type="string">
            <text:p>G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0]/12)" office:value-type="float" office:value="1" calcext:value-type="float">
            <text:p>1</text:p>
          </table:table-cell>
          <table:table-cell table:number-columns-repeated="2"/>
          <table:table-cell office:value-type="float" office:value="-17" calcext:value-type="float">
            <text:p>-17</text:p>
          </table:table-cell>
          <table:table-cell table:formula="of:=[.H20]*[.$G$73]" office:value-type="float" office:value="-59.9722222222222" calcext:value-type="float">
            <text:p>-59.9722222222222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string" calcext:value-type="string">
            <text:p>G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1]/12)" office:value-type="float" office:value="1" calcext:value-type="float">
            <text:p>1</text:p>
          </table:table-cell>
          <table:table-cell table:number-columns-repeated="2"/>
          <table:table-cell office:value-type="float" office:value="-16" calcext:value-type="float">
            <text:p>-16</text:p>
          </table:table-cell>
          <table:table-cell table:formula="of:=[.H21]*[.$G$73]" office:value-type="float" office:value="-56.4444444444444" calcext:value-type="float">
            <text:p>-56.444444444444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string" calcext:value-type="string">
            <text:p>A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2]/12)" office:value-type="float" office:value="1" calcext:value-type="float">
            <text:p>1</text:p>
          </table:table-cell>
          <table:table-cell table:number-columns-repeated="2"/>
          <table:table-cell office:value-type="float" office:value="-15" calcext:value-type="float">
            <text:p>-15</text:p>
          </table:table-cell>
          <table:table-cell table:formula="of:=[.H22]*[.$G$73]" office:value-type="float" office:value="-52.9166666666667" calcext:value-type="float">
            <text:p>-52.916666666666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string" calcext:value-type="string">
            <text:p>A#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3]/12)" office:value-type="float" office:value="1" calcext:value-type="float">
            <text:p>1</text:p>
          </table:table-cell>
          <table:table-cell table:number-columns-repeated="2"/>
          <table:table-cell office:value-type="float" office:value="-14" calcext:value-type="float">
            <text:p>-14</text:p>
          </table:table-cell>
          <table:table-cell table:formula="of:=[.H23]*[.$G$73]" office:value-type="float" office:value="-49.3888888888889" calcext:value-type="float">
            <text:p>-49.3888888888889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string" calcext:value-type="string">
            <text:p>B</text:p>
          </table:table-cell>
          <table:table-cell office:value-type="float" office:value="-1" calcext:value-type="float">
            <text:p>-1</text:p>
          </table:table-cell>
          <table:table-cell/>
          <table:table-cell table:formula="of:=TRUNC([.A24]/12)" office:value-type="float" office:value="1" calcext:value-type="float">
            <text:p>1</text:p>
          </table:table-cell>
          <table:table-cell table:number-columns-repeated="2"/>
          <table:table-cell office:value-type="float" office:value="-13" calcext:value-type="float">
            <text:p>-13</text:p>
          </table:table-cell>
          <table:table-cell table:formula="of:=[.H24]*[.$G$73]" office:value-type="float" office:value="-45.8611111111111" calcext:value-type="float">
            <text:p>-45.8611111111111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string" calcext:value-type="string">
            <text:p>C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5]/12)" office:value-type="float" office:value="2" calcext:value-type="float">
            <text:p>2</text:p>
          </table:table-cell>
          <table:table-cell table:number-columns-repeated="2"/>
          <table:table-cell office:value-type="float" office:value="-12" calcext:value-type="float">
            <text:p>-12</text:p>
          </table:table-cell>
          <table:table-cell table:formula="of:=[.H25]*[.$G$73]" office:value-type="float" office:value="-42.3333333333333" calcext:value-type="float">
            <text:p>-42.333333333333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string" calcext:value-type="string">
            <text:p>C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6]/12)" office:value-type="float" office:value="2" calcext:value-type="float">
            <text:p>2</text:p>
          </table:table-cell>
          <table:table-cell table:number-columns-repeated="2"/>
          <table:table-cell office:value-type="float" office:value="-11" calcext:value-type="float">
            <text:p>-11</text:p>
          </table:table-cell>
          <table:table-cell table:formula="of:=[.H26]*[.$G$73]" office:value-type="float" office:value="-38.8055555555556" calcext:value-type="float">
            <text:p>-38.8055555555556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string" calcext:value-type="string">
            <text:p>D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7]/12)" office:value-type="float" office:value="2" calcext:value-type="float">
            <text:p>2</text:p>
          </table:table-cell>
          <table:table-cell table:number-columns-repeated="2"/>
          <table:table-cell office:value-type="float" office:value="-10" calcext:value-type="float">
            <text:p>-10</text:p>
          </table:table-cell>
          <table:table-cell table:formula="of:=[.H27]*[.$G$73]" office:value-type="float" office:value="-35.2777777777778" calcext:value-type="float">
            <text:p>-35.2777777777778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string" calcext:value-type="string">
            <text:p>D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8]/12)" office:value-type="float" office:value="2" calcext:value-type="float">
            <text:p>2</text:p>
          </table:table-cell>
          <table:table-cell table:number-columns-repeated="2"/>
          <table:table-cell office:value-type="float" office:value="-9" calcext:value-type="float">
            <text:p>-9</text:p>
          </table:table-cell>
          <table:table-cell table:formula="of:=[.H28]*[.$G$73]" office:value-type="float" office:value="-31.75" calcext:value-type="float">
            <text:p>-31.75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string" calcext:value-type="string">
            <text:p>E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29]/12)" office:value-type="float" office:value="2" calcext:value-type="float">
            <text:p>2</text:p>
          </table:table-cell>
          <table:table-cell table:number-columns-repeated="2"/>
          <table:table-cell office:value-type="float" office:value="-8" calcext:value-type="float">
            <text:p>-8</text:p>
          </table:table-cell>
          <table:table-cell table:formula="of:=[.H29]*[.$G$73]" office:value-type="float" office:value="-28.2222222222222" calcext:value-type="float">
            <text:p>-28.2222222222222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string" calcext:value-type="string">
            <text:p>F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0]/12)" office:value-type="float" office:value="2" calcext:value-type="float">
            <text:p>2</text:p>
          </table:table-cell>
          <table:table-cell table:number-columns-repeated="2"/>
          <table:table-cell office:value-type="float" office:value="-7" calcext:value-type="float">
            <text:p>-7</text:p>
          </table:table-cell>
          <table:table-cell table:formula="of:=[.H30]*[.$G$73]" office:value-type="float" office:value="-24.6944444444444" calcext:value-type="float">
            <text:p>-24.6944444444444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string" calcext:value-type="string">
            <text:p>F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1]/12)" office:value-type="float" office:value="2" calcext:value-type="float">
            <text:p>2</text:p>
          </table:table-cell>
          <table:table-cell table:number-columns-repeated="2"/>
          <table:table-cell office:value-type="float" office:value="-6" calcext:value-type="float">
            <text:p>-6</text:p>
          </table:table-cell>
          <table:table-cell table:formula="of:=[.H31]*[.$G$73]" office:value-type="float" office:value="-21.1666666666667" calcext:value-type="float">
            <text:p>-21.1666666666667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string" calcext:value-type="string">
            <text:p>G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2]/12)" office:value-type="float" office:value="2" calcext:value-type="float">
            <text:p>2</text:p>
          </table:table-cell>
          <table:table-cell table:number-columns-repeated="2"/>
          <table:table-cell office:value-type="float" office:value="-5" calcext:value-type="float">
            <text:p>-5</text:p>
          </table:table-cell>
          <table:table-cell table:formula="of:=[.H32]*[.$G$73]" office:value-type="float" office:value="-17.6388888888889" calcext:value-type="float">
            <text:p>-17.638888888888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string" calcext:value-type="string">
            <text:p>G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3]/12)" office:value-type="float" office:value="2" calcext:value-type="float">
            <text:p>2</text:p>
          </table:table-cell>
          <table:table-cell table:number-columns-repeated="2"/>
          <table:table-cell office:value-type="float" office:value="-4" calcext:value-type="float">
            <text:p>-4</text:p>
          </table:table-cell>
          <table:table-cell table:formula="of:=[.H33]*[.$G$73]" office:value-type="float" office:value="-14.1111111111111" calcext:value-type="float">
            <text:p>-14.1111111111111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4]/12)" office:value-type="float" office:value="2" calcext:value-type="float">
            <text:p>2</text:p>
          </table:table-cell>
          <table:table-cell table:number-columns-repeated="2"/>
          <table:table-cell office:value-type="float" office:value="-3" calcext:value-type="float">
            <text:p>-3</text:p>
          </table:table-cell>
          <table:table-cell table:formula="of:=[.H34]*[.$G$73]" office:value-type="float" office:value="-10.5833333333333" calcext:value-type="float">
            <text:p>-10.58333333333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A#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5]/12)" office:value-type="float" office:value="2" calcext:value-type="float">
            <text:p>2</text:p>
          </table:table-cell>
          <table:table-cell table:number-columns-repeated="2"/>
          <table:table-cell office:value-type="float" office:value="-2" calcext:value-type="float">
            <text:p>-2</text:p>
          </table:table-cell>
          <table:table-cell table:formula="of:=[.H35]*[.$G$73]" office:value-type="float" office:value="-7.05555555555556" calcext:value-type="float">
            <text:p>-7.0555555555555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string" calcext:value-type="string">
            <text:p>B</text:p>
          </table:table-cell>
          <table:table-cell office:value-type="float" office:value="0" calcext:value-type="float">
            <text:p>0</text:p>
          </table:table-cell>
          <table:table-cell/>
          <table:table-cell table:formula="of:=TRUNC([.A36]/12)" office:value-type="float" office:value="2" calcext:value-type="float">
            <text:p>2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table:formula="of:=[.H36]*[.$G$73]" office:value-type="float" office:value="-3.52777777777778" calcext:value-type="float">
            <text:p>-3.52777777777778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string" calcext:value-type="string">
            <text:p>C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37]/12)" office:value-type="float" office:value="3" calcext:value-type="float">
            <text:p>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formula="of:=[.H37]*[.$G$7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string" calcext:value-type="string">
            <text:p>C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38]/12)" office:value-type="float" office:value="3" calcext:value-type="float">
            <text:p>3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formula="of:=[.H38]*[.$G$73]" office:value-type="float" office:value="3.52777777777778" calcext:value-type="float">
            <text:p>3.52777777777778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string" calcext:value-type="string">
            <text:p>D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39]/12)" office:value-type="float" office:value="3" calcext:value-type="float">
            <text:p>3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formula="of:=[.H39]*[.$G$73]" office:value-type="float" office:value="7.05555555555556" calcext:value-type="float">
            <text:p>7.05555555555556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string" calcext:value-type="string">
            <text:p>D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0]/12)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formula="of:=[.H40]*[.$G$73]" office:value-type="float" office:value="10.5833333333333" calcext:value-type="float">
            <text:p>10.5833333333333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string" calcext:value-type="string">
            <text:p>E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1]/12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formula="of:=[.H41]*[.$G$73]" office:value-type="float" office:value="14.1111111111111" calcext:value-type="float">
            <text:p>14.1111111111111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string" calcext:value-type="string">
            <text:p>F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2]/12)" office:value-type="float" office:value="3" calcext:value-type="float">
            <text:p>3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formula="of:=[.H42]*[.$G$73]" office:value-type="float" office:value="17.6388888888889" calcext:value-type="float">
            <text:p>17.638888888888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string" calcext:value-type="string">
            <text:p>F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3]/12)" office:value-type="float" office:value="3" calcext:value-type="float">
            <text:p>3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[.H43]*[.$G$73]" office:value-type="float" office:value="21.1666666666667" calcext:value-type="float">
            <text:p>21.1666666666667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string" calcext:value-type="string">
            <text:p>G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4]/12)" office:value-type="float" office:value="3" calcext:value-type="float">
            <text:p>3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formula="of:=[.H44]*[.$G$73]" office:value-type="float" office:value="24.6944444444444" calcext:value-type="float">
            <text:p>24.6944444444444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string" calcext:value-type="string">
            <text:p>G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5]/12)" office:value-type="float" office:value="3" calcext:value-type="float">
            <text:p>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formula="of:=[.H45]*[.$G$73]" office:value-type="float" office:value="28.2222222222222" calcext:value-type="float">
            <text:p>28.2222222222222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6]/12)" office:value-type="float" office:value="3" calcext:value-type="float">
            <text:p>3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formula="of:=[.H46]*[.$G$73]" office:value-type="float" office:value="31.75" calcext:value-type="float">
            <text:p>31.7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string" calcext:value-type="string">
            <text:p>A#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7]/12)" office:value-type="float" office:value="3" calcext:value-type="float">
            <text:p>3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formula="of:=[.H47]*[.$G$73]" office:value-type="float" office:value="35.2777777777778" calcext:value-type="float">
            <text:p>35.2777777777778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string" calcext:value-type="string">
            <text:p>B</text:p>
          </table:table-cell>
          <table:table-cell office:value-type="float" office:value="1" calcext:value-type="float">
            <text:p>1</text:p>
          </table:table-cell>
          <table:table-cell/>
          <table:table-cell table:formula="of:=TRUNC([.A48]/12)" office:value-type="float" office:value="3" calcext:value-type="float">
            <text:p>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formula="of:=[.H48]*[.$G$73]" office:value-type="float" office:value="38.8055555555556" calcext:value-type="float">
            <text:p>38.8055555555556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string" calcext:value-type="string">
            <text:p>C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49]/12)" office:value-type="float" office:value="4" calcext:value-type="float">
            <text:p>4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formula="of:=[.H49]*[.$G$73]" office:value-type="float" office:value="42.3333333333333" calcext:value-type="float">
            <text:p>42.3333333333333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string" calcext:value-type="string">
            <text:p>C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0]/12)" office:value-type="float" office:value="4" calcext:value-type="float">
            <text:p>4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formula="of:=[.H50]*[.$G$73]" office:value-type="float" office:value="45.8611111111111" calcext:value-type="float">
            <text:p>45.861111111111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string" calcext:value-type="string">
            <text:p>D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1]/12)" office:value-type="float" office:value="4" calcext:value-type="float">
            <text:p>4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formula="of:=[.H51]*[.$G$73]" office:value-type="float" office:value="49.3888888888889" calcext:value-type="float">
            <text:p>49.3888888888889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string" calcext:value-type="string">
            <text:p>D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2]/12)" office:value-type="float" office:value="4" calcext:value-type="float">
            <text:p>4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formula="of:=[.H52]*[.$G$73]" office:value-type="float" office:value="52.9166666666667" calcext:value-type="float">
            <text:p>52.9166666666667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string" calcext:value-type="string">
            <text:p>E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3]/12)" office:value-type="float" office:value="4" calcext:value-type="float">
            <text:p>4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formula="of:=[.H53]*[.$G$73]" office:value-type="float" office:value="56.4444444444444" calcext:value-type="float">
            <text:p>56.4444444444444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string" calcext:value-type="string">
            <text:p>F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4]/12)" office:value-type="float" office:value="4" calcext:value-type="float">
            <text:p>4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formula="of:=[.H54]*[.$G$73]" office:value-type="float" office:value="59.9722222222222" calcext:value-type="float">
            <text:p>59.9722222222222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string" calcext:value-type="string">
            <text:p>F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5]/12)" office:value-type="float" office:value="4" calcext:value-type="float">
            <text:p>4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formula="of:=[.H55]*[.$G$73]" office:value-type="float" office:value="63.5" calcext:value-type="float">
            <text:p>63.5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string" calcext:value-type="string">
            <text:p>G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6]/12)" office:value-type="float" office:value="4" calcext:value-type="float">
            <text:p>4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formula="of:=[.H56]*[.$G$73]" office:value-type="float" office:value="67.0277777777778" calcext:value-type="float">
            <text:p>67.0277777777778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string" calcext:value-type="string">
            <text:p>G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7]/12)" office:value-type="float" office:value="4" calcext:value-type="float">
            <text:p>4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table:formula="of:=[.H57]*[.$G$73]" office:value-type="float" office:value="70.5555555555556" calcext:value-type="float">
            <text:p>70.55555555555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string" calcext:value-type="string">
            <text:p>A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8]/12)" office:value-type="float" office:value="4" calcext:value-type="float">
            <text:p>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formula="of:=[.H58]*[.$G$73]" office:value-type="float" office:value="74.0833333333333" calcext:value-type="float">
            <text:p>74.0833333333333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string" calcext:value-type="string">
            <text:p>A#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59]/12)" office:value-type="float" office:value="4" calcext:value-type="float">
            <text:p>4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formula="of:=[.H59]*[.$G$73]" office:value-type="float" office:value="77.6111111111111" calcext:value-type="float">
            <text:p>77.6111111111111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string" calcext:value-type="string">
            <text:p>B</text:p>
          </table:table-cell>
          <table:table-cell office:value-type="float" office:value="2" calcext:value-type="float">
            <text:p>2</text:p>
          </table:table-cell>
          <table:table-cell/>
          <table:table-cell table:formula="of:=TRUNC([.A60]/12)" office:value-type="float" office:value="4" calcext:value-type="float">
            <text:p>4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formula="of:=[.H60]*[.$G$73]" office:value-type="float" office:value="81.1388888888889" calcext:value-type="float">
            <text:p>81.138888888888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string" calcext:value-type="string">
            <text:p>C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1]/12)" office:value-type="float" office:value="5" calcext:value-type="float">
            <text:p>5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formula="of:=[.H61]*[.$G$73]" office:value-type="float" office:value="84.6666666666667" calcext:value-type="float">
            <text:p>84.6666666666667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string" calcext:value-type="string">
            <text:p>C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2]/12)" office:value-type="float" office:value="5" calcext:value-type="float">
            <text:p>5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formula="of:=[.H62]*[.$G$73]" office:value-type="float" office:value="88.1944444444444" calcext:value-type="float">
            <text:p>88.1944444444444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string" calcext:value-type="string">
            <text:p>D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3]/12)" office:value-type="float" office:value="5" calcext:value-type="float">
            <text:p>5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formula="of:=[.H63]*[.$G$73]" office:value-type="float" office:value="91.7222222222222" calcext:value-type="float">
            <text:p>91.7222222222222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string" calcext:value-type="string">
            <text:p>D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4]/12)" office:value-type="float" office:value="5" calcext:value-type="float">
            <text:p>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formula="of:=[.H64]*[.$G$73]" office:value-type="float" office:value="95.25" calcext:value-type="float">
            <text:p>95.25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string" calcext:value-type="string">
            <text:p>E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5]/12)" office:value-type="float" office:value="5" calcext:value-type="float">
            <text:p>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formula="of:=[.H65]*[.$G$73]" office:value-type="float" office:value="98.7777777777778" calcext:value-type="float">
            <text:p>98.7777777777778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string" calcext:value-type="string">
            <text:p>F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6]/12)" office:value-type="float" office:value="5" calcext:value-type="float">
            <text:p>5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formula="of:=[.H66]*[.$G$73]" office:value-type="float" office:value="102.305555555556" calcext:value-type="float">
            <text:p>102.305555555556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string" calcext:value-type="string">
            <text:p>F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7]/12)" office:value-type="float" office:value="5" calcext:value-type="float">
            <text:p>5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formula="of:=[.H67]*[.$G$73]" office:value-type="float" office:value="105.833333333333" calcext:value-type="float">
            <text:p>105.83333333333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string" calcext:value-type="string">
            <text:p>G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8]/12)" office:value-type="float" office:value="5" calcext:value-type="float">
            <text:p>5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formula="of:=[.H68]*[.$G$73]" office:value-type="float" office:value="109.361111111111" calcext:value-type="float">
            <text:p>109.361111111111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string" calcext:value-type="string">
            <text:p>G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69]/12)" office:value-type="float" office:value="5" calcext:value-type="float">
            <text:p>5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formula="of:=[.H69]*[.$G$73]" office:value-type="float" office:value="112.888888888889" calcext:value-type="float">
            <text:p>112.888888888889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string" calcext:value-type="string">
            <text:p>A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70]/12)" office:value-type="float" office:value="5" calcext:value-type="float">
            <text:p>5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formula="of:=[.H70]*[.$G$73]" office:value-type="float" office:value="116.416666666667" calcext:value-type="float">
            <text:p>116.416666666667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string" calcext:value-type="string">
            <text:p>A#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71]/12)" office:value-type="float" office:value="5" calcext:value-type="float">
            <text:p>5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formula="of:=[.H71]*[.$G$73]" office:value-type="float" office:value="119.944444444444" calcext:value-type="float">
            <text:p>119.944444444444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string" calcext:value-type="string">
            <text:p>B</text:p>
          </table:table-cell>
          <table:table-cell office:value-type="float" office:value="3" calcext:value-type="float">
            <text:p>3</text:p>
          </table:table-cell>
          <table:table-cell/>
          <table:table-cell table:formula="of:=TRUNC([.A72]/12)" office:value-type="float" office:value="5" calcext:value-type="float">
            <text:p>5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formula="of:=[.H72]*[.$G$73]" office:value-type="float" office:value="123.472222222222" calcext:value-type="float">
            <text:p>123.472222222222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string" calcext:value-type="string">
            <text:p>C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3]/12)" office:value-type="float" office:value="6" calcext:value-type="float">
            <text:p>6</text:p>
          </table:table-cell>
          <table:table-cell/>
          <table:table-cell table:formula="of:=127/[.H73]" office:value-type="float" office:value="3.52777777777778" calcext:value-type="float">
            <text:p>3.52777777777778</text:p>
          </table:table-cell>
          <table:table-cell office:value-type="float" office:value="36" calcext:value-type="float">
            <text:p>36</text:p>
          </table:table-cell>
          <table:table-cell table:formula="of:=[.H73]*[.$G$73]" office:value-type="float" office:value="127" calcext:value-type="float">
            <text:p>127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string" calcext:value-type="string">
            <text:p>C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4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string" calcext:value-type="string">
            <text:p>D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5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string" calcext:value-type="string">
            <text:p>D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6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string" calcext:value-type="string">
            <text:p>E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7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string" calcext:value-type="string">
            <text:p>F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8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string" calcext:value-type="string">
            <text:p>F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79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string" calcext:value-type="string">
            <text:p>G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0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string" calcext:value-type="string">
            <text:p>G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1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string" calcext:value-type="string">
            <text:p>A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2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string" calcext:value-type="string">
            <text:p>A#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3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string" calcext:value-type="string">
            <text:p>B</text:p>
          </table:table-cell>
          <table:table-cell office:value-type="float" office:value="4" calcext:value-type="float">
            <text:p>4</text:p>
          </table:table-cell>
          <table:table-cell/>
          <table:table-cell table:formula="of:=TRUNC([.A84]/12)"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string" calcext:value-type="string">
            <text:p>C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5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string" calcext:value-type="string">
            <text:p>C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6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string" calcext:value-type="string">
            <text:p>D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7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string" calcext:value-type="string">
            <text:p>D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8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string" calcext:value-type="string">
            <text:p>E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89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string" calcext:value-type="string">
            <text:p>F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0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string" calcext:value-type="string">
            <text:p>F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1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string" calcext:value-type="string">
            <text:p>G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2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string" calcext:value-type="string">
            <text:p>G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3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string" calcext:value-type="string">
            <text:p>A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4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string" calcext:value-type="string">
            <text:p>A#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5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string" calcext:value-type="string">
            <text:p>B</text:p>
          </table:table-cell>
          <table:table-cell office:value-type="float" office:value="5" calcext:value-type="float">
            <text:p>5</text:p>
          </table:table-cell>
          <table:table-cell/>
          <table:table-cell table:formula="of:=TRUNC([.A96]/12)"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string" calcext:value-type="string">
            <text:p>C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97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string" calcext:value-type="string">
            <text:p>C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98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string" calcext:value-type="string">
            <text:p>D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99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string" calcext:value-type="string">
            <text:p>D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0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string" calcext:value-type="string">
            <text:p>E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1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F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2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F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3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string" calcext:value-type="string">
            <text:p>G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4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string" calcext:value-type="string">
            <text:p>G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5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string" calcext:value-type="string">
            <text:p>A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6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string" calcext:value-type="string">
            <text:p>A#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7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string" calcext:value-type="string">
            <text:p>B</text:p>
          </table:table-cell>
          <table:table-cell office:value-type="float" office:value="6" calcext:value-type="float">
            <text:p>6</text:p>
          </table:table-cell>
          <table:table-cell/>
          <table:table-cell table:formula="of:=TRUNC([.A108]/12)"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string" calcext:value-type="string">
            <text:p>C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09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string" calcext:value-type="string">
            <text:p>C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0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string" calcext:value-type="string">
            <text:p>D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1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string" calcext:value-type="string">
            <text:p>D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2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string" calcext:value-type="string">
            <text:p>E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3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string" calcext:value-type="string">
            <text:p>F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4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string" calcext:value-type="string">
            <text:p>F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5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string" calcext:value-type="string">
            <text:p>G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6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string" calcext:value-type="string">
            <text:p>G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7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string" calcext:value-type="string">
            <text:p>A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8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string" calcext:value-type="string">
            <text:p>A#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19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string" calcext:value-type="string">
            <text:p>B</text:p>
          </table:table-cell>
          <table:table-cell office:value-type="float" office:value="7" calcext:value-type="float">
            <text:p>7</text:p>
          </table:table-cell>
          <table:table-cell/>
          <table:table-cell table:formula="of:=TRUNC([.A120]/12)"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string" calcext:value-type="string">
            <text:p>C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1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string" calcext:value-type="string">
            <text:p>C#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2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string" calcext:value-type="string">
            <text:p>D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3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string" calcext:value-type="string">
            <text:p>D#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4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string" calcext:value-type="string">
            <text:p>E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5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string" calcext:value-type="string">
            <text:p>F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6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string" calcext:value-type="string">
            <text:p>F#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7]/12)" office:value-type="float" office:value="10" calcext:value-type="float">
            <text:p>10</text:p>
          </table:table-cell>
          <table:table-cell table:number-columns-repeated="4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string" calcext:value-type="string">
            <text:p>G</text:p>
          </table:table-cell>
          <table:table-cell office:value-type="float" office:value="8" calcext:value-type="float">
            <text:p>8</text:p>
          </table:table-cell>
          <table:table-cell/>
          <table:table-cell table:formula="of:=TRUNC([.A128]/12)" office:value-type="float" office:value="10" calcext:value-type="float">
            <text:p>1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19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9-19T10:16:45.691782500</meta:creation-date>
    <dc:date>2025-09-19T10:58:04.446084100</dc:date>
    <meta:editing-duration>PT12M45S</meta:editing-duration>
    <meta:editing-cycles>2</meta:editing-cycles>
    <meta:generator>LibreOffice/25.2.5.2$Windows_X86_64 LibreOffice_project/03d19516eb2e1dd5d4ccd751a0d6f35f35e08022</meta:generator>
    <meta:document-statistic meta:table-count="1" meta:cell-count="673" meta:object-count="0"/>
  </office:meta>
</office:document-meta>
</file>